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6.0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9.5pt"/>
    </style:style>
    <style:style style:name="co4" style:family="table-column">
      <style:table-column-properties fo:break-before="auto" style:column-width="42.01pt"/>
    </style:style>
    <style:style style:name="co5" style:family="table-column">
      <style:table-column-properties fo:break-before="auto" style:column-width="45.64pt"/>
    </style:style>
    <style:style style:name="co6" style:family="table-column">
      <style:table-column-properties fo:break-before="auto" style:column-width="78.49pt"/>
    </style:style>
    <style:style style:name="co7" style:family="table-column">
      <style:table-column-properties fo:break-before="auto" style:column-width="74.89pt"/>
    </style:style>
    <style:style style:name="co8" style:family="table-column">
      <style:table-column-properties fo:break-before="auto" style:column-width="111.4pt"/>
    </style:style>
    <style:style style:name="co9" style:family="table-column">
      <style:table-column-properties fo:break-before="auto" style:column-width="86.74pt"/>
    </style:style>
    <style:style style:name="co10" style:family="table-column">
      <style:table-column-properties fo:break-before="auto" style:column-width="79.46pt"/>
    </style:style>
    <style:style style:name="co11" style:family="table-column">
      <style:table-column-properties fo:break-before="auto" style:column-width="74.86pt"/>
    </style:style>
    <style:style style:name="co12" style:family="table-column">
      <style:table-column-properties fo:break-before="auto" style:column-width="156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number-columns-repeated="4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Nectosome</text:p>
          </table:table-cell>
          <table:table-cell office:value-type="string" calcext:value-type="string">
            <text:p>Nectosome position</text:p>
          </table:table-cell>
          <table:table-cell office:value-type="string" calcext:value-type="string">
            <text:p>Nectophores</text:p>
          </table:table-cell>
          <table:table-cell office:value-type="string" calcext:value-type="string">
            <text:p>Palpons</text:p>
          </table:table-cell>
          <table:table-cell office:value-type="string" calcext:value-type="string">
            <text:p>Tentilla</text:p>
          </table:table-cell>
          <table:table-cell office:value-type="string" calcext:value-type="string">
            <text:p>Pneumatophore</text:p>
          </table:table-cell>
          <table:table-cell office:value-type="string" calcext:value-type="string">
            <text:p>Bract types</text:p>
          </table:table-cell>
          <table:table-cell office:value-type="string" calcext:value-type="string">
            <text:p>Male gonophore gonodendra</text:p>
          </table:table-cell>
          <table:table-cell office:value-type="string" calcext:value-type="string">
            <text:p>Cormidial organization</text:p>
          </table:table-cell>
          <table:table-cell office:value-type="string" calcext:value-type="string">
            <text:p>Egg size (mm)</text:p>
          </table:table-cell>
          <table:table-cell office:value-type="string" calcext:value-type="string">
            <text:p>Eudoxia</text:p>
          </table:table-cell>
          <table:table-cell office:value-type="string" calcext:value-type="string">
            <text:p>Vertical range</text:p>
          </table:table-cell>
          <table:table-cell office:value-type="string" calcext:value-type="string">
            <text:p>Depth.Median</text:p>
          </table:table-cell>
          <table:table-cell office:value-type="string" calcext:value-type="string">
            <text:p>Depth.Mean</text:p>
          </table:table-cell>
          <table:table-cell office:value-type="string" calcext:value-type="string">
            <text:p>Depth.StdDev</text:p>
          </table:table-cell>
          <table:table-cell office:value-type="string" calcext:value-type="string">
            <text:p>Depth.Count</text:p>
          </table:table-cell>
          <table:table-cell office:value-type="string" calcext:value-type="string">
            <text:p>Depth.Max</text:p>
          </table:table-cell>
          <table:table-cell office:value-type="string" calcext:value-type="string">
            <text:p>Depth.M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ylopsis tetragona</text:p>
          </table:table-cell>
          <table:table-cell office:value-type="string" calcext:value-type="string">
            <text:p>Monoecious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two typ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o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galma elegans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Dispers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pipelagic</text:p>
          </table:table-cell>
          <table:table-cell table:number-columns-repeated="2" office:value-type="float" office:value="171.89" calcext:value-type="float">
            <text:p>171.89</text:p>
          </table:table-cell>
          <table:table-cell office:value-type="float" office:value="22.8" calcext:value-type="float">
            <text:p>22.8</text:p>
          </table:table-cell>
          <table:table-cell office:value-type="float" office:value="2" calcext:value-type="float">
            <text:p>2</text:p>
          </table:table-cell>
          <table:table-cell office:value-type="float" office:value="194.69" calcext:value-type="float">
            <text:p>194.69</text:p>
          </table:table-cell>
          <table:table-cell office:value-type="float" office:value="149.09" calcext:value-type="float">
            <text:p>149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lemia lanosa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Dispersed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1224.9" calcext:value-type="float">
            <text:p>1224.9</text:p>
          </table:table-cell>
          <table:table-cell office:value-type="float" office:value="1248.35" calcext:value-type="float">
            <text:p>1248.35</text:p>
          </table:table-cell>
          <table:table-cell office:value-type="float" office:value="333.44" calcext:value-type="float">
            <text:p>333.44</text:p>
          </table:table-cell>
          <table:table-cell office:value-type="float" office:value="64" calcext:value-type="float">
            <text:p>64</text:p>
          </table:table-cell>
          <table:table-cell office:value-type="float" office:value="2280.3" calcext:value-type="float">
            <text:p>2280.3</text:p>
          </table:table-cell>
          <table:table-cell office:value-type="float" office:value="379.75" calcext:value-type="float">
            <text:p>379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lemia sp 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572.15" calcext:value-type="float">
            <text:p>572.15</text:p>
          </table:table-cell>
          <table:table-cell office:value-type="float" office:value="721.28" calcext:value-type="float">
            <text:p>721.28</text:p>
          </table:table-cell>
          <table:table-cell office:value-type="float" office:value="551.04" calcext:value-type="float">
            <text:p>551.04</text:p>
          </table:table-cell>
          <table:table-cell office:value-type="float" office:value="3864" calcext:value-type="float">
            <text:p>3864</text:p>
          </table:table-cell>
          <table:table-cell office:value-type="float" office:value="3818.81" calcext:value-type="float">
            <text:p>3818.81</text:p>
          </table:table-cell>
          <table:table-cell office:value-type="float" office:value="30.8" calcext:value-type="float">
            <text:p>3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lemia rubriversa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572.15" calcext:value-type="float">
            <text:p>572.15</text:p>
          </table:table-cell>
          <table:table-cell office:value-type="float" office:value="721.28" calcext:value-type="float">
            <text:p>721.28</text:p>
          </table:table-cell>
          <table:table-cell office:value-type="float" office:value="552.04" calcext:value-type="float">
            <text:p>552.04</text:p>
          </table:table-cell>
          <table:table-cell office:value-type="float" office:value="3864" calcext:value-type="float">
            <text:p>3864</text:p>
          </table:table-cell>
          <table:table-cell office:value-type="float" office:value="3818.81" calcext:value-type="float">
            <text:p>3818.81</text:p>
          </table:table-cell>
          <table:table-cell office:value-type="float" office:value="30.8" calcext:value-type="float">
            <text:p>3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horybia rosacea</text:p>
          </table:table-cell>
          <table:table-cell office:value-type="string" calcext:value-type="string">
            <text:p>Monoeciou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Epi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rgmannia amoena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Multiple of one typ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Bathypelagic</text:p>
          </table:table-cell>
          <table:table-cell office:value-type="float" office:value="1333.79" calcext:value-type="float">
            <text:p>1333.79</text:p>
          </table:table-cell>
          <table:table-cell office:value-type="float" office:value="1454.41" calcext:value-type="float">
            <text:p>1454.41</text:p>
          </table:table-cell>
          <table:table-cell office:value-type="float" office:value="594.29" calcext:value-type="float">
            <text:p>594.29</text:p>
          </table:table-cell>
          <table:table-cell office:value-type="float" office:value="41" calcext:value-type="float">
            <text:p>41</text:p>
          </table:table-cell>
          <table:table-cell office:value-type="float" office:value="3478.4" calcext:value-type="float">
            <text:p>3478.4</text:p>
          </table:table-cell>
          <table:table-cell office:value-type="float" office:value="399.73" calcext:value-type="float">
            <text:p>399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gmannia elongata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Multiple of one typ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Dispers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543.89" calcext:value-type="float">
            <text:p>543.89</text:p>
          </table:table-cell>
          <table:table-cell office:value-type="float" office:value="582.58" calcext:value-type="float">
            <text:p>582.58</text:p>
          </table:table-cell>
          <table:table-cell office:value-type="float" office:value="230.41" calcext:value-type="float">
            <text:p>230.41</text:p>
          </table:table-cell>
          <table:table-cell office:value-type="float" office:value="633" calcext:value-type="float">
            <text:p>633</text:p>
          </table:table-cell>
          <table:table-cell office:value-type="float" office:value="2504.15" calcext:value-type="float">
            <text:p>2504.15</text:p>
          </table:table-cell>
          <table:table-cell office:value-type="float" office:value="69.61" calcext:value-type="float">
            <text:p>69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gmannia lata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Multiple of one typ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Bathypelagic</text:p>
          </table:table-cell>
          <table:table-cell office:value-type="float" office:value="1274.93" calcext:value-type="float">
            <text:p>1274.93</text:p>
          </table:table-cell>
          <table:table-cell office:value-type="float" office:value="1584.83" calcext:value-type="float">
            <text:p>1584.83</text:p>
          </table:table-cell>
          <table:table-cell office:value-type="float" office:value="750.89" calcext:value-type="float">
            <text:p>750.89</text:p>
          </table:table-cell>
          <table:table-cell office:value-type="float" office:value="232" calcext:value-type="float">
            <text:p>232</text:p>
          </table:table-cell>
          <table:table-cell office:value-type="float" office:value="3562.9" calcext:value-type="float">
            <text:p>3562.9</text:p>
          </table:table-cell>
          <table:table-cell office:value-type="float" office:value="420.79" calcext:value-type="float">
            <text:p>420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lophyes appendiculat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two typ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pi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uniphyes multidentat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two typ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opelagic</text:p>
          </table:table-cell>
          <table:table-cell office:value-type="float" office:value="513.38" calcext:value-type="float">
            <text:p>513.38</text:p>
          </table:table-cell>
          <table:table-cell office:value-type="float" office:value="569.59" calcext:value-type="float">
            <text:p>569.59</text:p>
          </table:table-cell>
          <table:table-cell office:value-type="float" office:value="288.37" calcext:value-type="float">
            <text:p>288.37</text:p>
          </table:table-cell>
          <table:table-cell office:value-type="float" office:value="3023" calcext:value-type="float">
            <text:p>3023</text:p>
          </table:table-cell>
          <table:table-cell office:value-type="float" office:value="3546.1" calcext:value-type="float">
            <text:p>3546.1</text:p>
          </table:table-cell>
          <table:table-cell office:value-type="float" office:value="44.6" calcext:value-type="float">
            <text:p>44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dagalma sp 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358.19" calcext:value-type="float">
            <text:p>358.19</text:p>
          </table:table-cell>
          <table:table-cell office:value-type="float" office:value="532.72" calcext:value-type="float">
            <text:p>532.72</text:p>
          </table:table-cell>
          <table:table-cell office:value-type="float" office:value="604.19" calcext:value-type="float">
            <text:p>604.19</text:p>
          </table:table-cell>
          <table:table-cell office:value-type="float" office:value="501" calcext:value-type="float">
            <text:p>501</text:p>
          </table:table-cell>
          <table:table-cell office:value-type="float" office:value="3613.88" calcext:value-type="float">
            <text:p>3613.88</text:p>
          </table:table-cell>
          <table:table-cell office:value-type="float" office:value="33.63" calcext:value-type="float">
            <text:p>33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enna richardi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Bathypelagic</text:p>
          </table:table-cell>
          <table:table-cell office:value-type="float" office:value="1119.67" calcext:value-type="float">
            <text:p>1119.67</text:p>
          </table:table-cell>
          <table:table-cell office:value-type="float" office:value="1150.37" calcext:value-type="float">
            <text:p>1150.37</text:p>
          </table:table-cell>
          <table:table-cell office:value-type="float" office:value="168.41" calcext:value-type="float">
            <text:p>168.41</text:p>
          </table:table-cell>
          <table:table-cell office:value-type="float" office:value="5" calcext:value-type="float">
            <text:p>5</text:p>
          </table:table-cell>
          <table:table-cell office:value-type="float" office:value="1389.49" calcext:value-type="float">
            <text:p>1389.49</text:p>
          </table:table-cell>
          <table:table-cell office:value-type="float" office:value="908.36" calcext:value-type="float">
            <text:p>908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skalia asymmetric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pipelagic</text:p>
          </table:table-cell>
          <table:table-cell office:value-type="float" office:value="182.33" calcext:value-type="float">
            <text:p>182.33</text:p>
          </table:table-cell>
          <table:table-cell office:value-type="float" office:value="229.8" calcext:value-type="float">
            <text:p>229.8</text:p>
          </table:table-cell>
          <table:table-cell office:value-type="float" office:value="198.4" calcext:value-type="float">
            <text:p>198.4</text:p>
          </table:table-cell>
          <table:table-cell office:value-type="float" office:value="215" calcext:value-type="float">
            <text:p>215</text:p>
          </table:table-cell>
          <table:table-cell office:value-type="float" office:value="1573.56" calcext:value-type="float">
            <text:p>1573.56</text:p>
          </table:table-cell>
          <table:table-cell office:value-type="float" office:value="2.74" calcext:value-type="float">
            <text:p>2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llagalma vityazi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432.77" calcext:value-type="float">
            <text:p>432.77</text:p>
          </table:table-cell>
          <table:table-cell office:value-type="float" office:value="495.61" calcext:value-type="float">
            <text:p>495.61</text:p>
          </table:table-cell>
          <table:table-cell office:value-type="float" office:value="251.07" calcext:value-type="float">
            <text:p>251.07</text:p>
          </table:table-cell>
          <table:table-cell office:value-type="float" office:value="153" calcext:value-type="float">
            <text:p>153</text:p>
          </table:table-cell>
          <table:table-cell office:value-type="float" office:value="1995.3" calcext:value-type="float">
            <text:p>1995.3</text:p>
          </table:table-cell>
          <table:table-cell office:value-type="float" office:value="198.6" calcext:value-type="float">
            <text:p>19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istemma rubrum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spersed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pipelagic</text:p>
          </table:table-cell>
          <table:table-cell office:value-type="float" office:value="170.04" calcext:value-type="float">
            <text:p>170.04</text:p>
          </table:table-cell>
          <table:table-cell office:value-type="float" office:value="161.22" calcext:value-type="float">
            <text:p>161.22</text:p>
          </table:table-cell>
          <table:table-cell office:value-type="float" office:value="90.33" calcext:value-type="float">
            <text:p>90.33</text:p>
          </table:table-cell>
          <table:table-cell office:value-type="float" office:value="138" calcext:value-type="float">
            <text:p>138</text:p>
          </table:table-cell>
          <table:table-cell office:value-type="float" office:value="309.08" calcext:value-type="float">
            <text:p>309.08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ppopodius hippopus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pi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phyes ovat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two typ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opelagic</text:p>
          </table:table-cell>
          <table:table-cell office:value-type="float" office:value="797.46" calcext:value-type="float">
            <text:p>797.46</text:p>
          </table:table-cell>
          <table:table-cell office:value-type="float" office:value="1226.93" calcext:value-type="float">
            <text:p>1226.93</text:p>
          </table:table-cell>
          <table:table-cell office:value-type="float" office:value="805.01" calcext:value-type="float">
            <text:p>805.01</text:p>
          </table:table-cell>
          <table:table-cell office:value-type="float" office:value="104" calcext:value-type="float">
            <text:p>104</text:p>
          </table:table-cell>
          <table:table-cell office:value-type="float" office:value="3661.7" calcext:value-type="float">
            <text:p>3661.7</text:p>
          </table:table-cell>
          <table:table-cell office:value-type="float" office:value="443.08" calcext:value-type="float">
            <text:p>443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yopsis fluoracanth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opelagic</text:p>
          </table:table-cell>
          <table:table-cell office:value-type="float" office:value="271.18" calcext:value-type="float">
            <text:p>271.18</text:p>
          </table:table-cell>
          <table:table-cell office:value-type="float" office:value="262.58" calcext:value-type="float">
            <text:p>262.58</text:p>
          </table:table-cell>
          <table:table-cell office:value-type="float" office:value="111.7" calcext:value-type="float">
            <text:p>111.7</text:p>
          </table:table-cell>
          <table:table-cell office:value-type="float" office:value="74" calcext:value-type="float">
            <text:p>74</text:p>
          </table:table-cell>
          <table:table-cell office:value-type="float" office:value="454.21" calcext:value-type="float">
            <text:p>454.21</text:p>
          </table:table-cell>
          <table:table-cell office:value-type="float" office:value="82.77" calcext:value-type="float">
            <text:p>82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chnagalma utriculari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473.71" calcext:value-type="float">
            <text:p>473.71</text:p>
          </table:table-cell>
          <table:table-cell office:value-type="float" office:value="490.96" calcext:value-type="float">
            <text:p>490.96</text:p>
          </table:table-cell>
          <table:table-cell office:value-type="float" office:value="163.94" calcext:value-type="float">
            <text:p>163.94</text:p>
          </table:table-cell>
          <table:table-cell office:value-type="float" office:value="133" calcext:value-type="float">
            <text:p>133</text:p>
          </table:table-cell>
          <table:table-cell office:value-type="float" office:value="1995.3" calcext:value-type="float">
            <text:p>1995.3</text:p>
          </table:table-cell>
          <table:table-cell office:value-type="float" office:value="109.27" calcext:value-type="float">
            <text:p>109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rus claudanielis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Dispers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athypelagic</text:p>
          </table:table-cell>
          <table:table-cell office:value-type="float" office:value="1196.55" calcext:value-type="float">
            <text:p>1196.55</text:p>
          </table:table-cell>
          <table:table-cell office:value-type="float" office:value="1317.02" calcext:value-type="float">
            <text:p>1317.02</text:p>
          </table:table-cell>
          <table:table-cell office:value-type="float" office:value="554.24" calcext:value-type="float">
            <text:p>554.24</text:p>
          </table:table-cell>
          <table:table-cell office:value-type="float" office:value="20" calcext:value-type="float">
            <text:p>20</text:p>
          </table:table-cell>
          <table:table-cell office:value-type="float" office:value="3091.39" calcext:value-type="float">
            <text:p>3091.39</text:p>
          </table:table-cell>
          <table:table-cell office:value-type="float" office:value="688.41" calcext:value-type="float">
            <text:p>688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nomia bijug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spers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286" calcext:value-type="float">
            <text:p>286</text:p>
          </table:table-cell>
          <table:table-cell office:value-type="float" office:value="305.35" calcext:value-type="float">
            <text:p>305.35</text:p>
          </table:table-cell>
          <table:table-cell office:value-type="float" office:value="236.59" calcext:value-type="float">
            <text:p>236.59</text:p>
          </table:table-cell>
          <table:table-cell office:value-type="float" office:value="27868" calcext:value-type="float">
            <text:p>27868</text:p>
          </table:table-cell>
          <table:table-cell office:value-type="float" office:value="3538.6" calcext:value-type="float">
            <text:p>3538.6</text:p>
          </table:table-cell>
          <table:table-cell office:value-type="float" office:value="0.87" calcext:value-type="float">
            <text:p>0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alia physalis</text:p>
          </table:table-cell>
          <table:table-cell office:value-type="string" calcext:value-type="string">
            <text:p>Dioeciou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urfac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onect sp 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Bathy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hysophora gilmeri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Epipelagic</text:p>
          </table:table-cell>
          <table:table-cell table:number-columns-repeated="2" office:value-type="float" office:value="217.74" calcext:value-type="float">
            <text:p>217.74</text:p>
          </table:table-cell>
          <table:table-cell office:value-type="float" office:value="23.76" calcext:value-type="float">
            <text:p>23.76</text:p>
          </table:table-cell>
          <table:table-cell office:value-type="float" office:value="2" calcext:value-type="float">
            <text:p>2</text:p>
          </table:table-cell>
          <table:table-cell office:value-type="float" office:value="241.49" calcext:value-type="float">
            <text:p>241.49</text:p>
          </table:table-cell>
          <table:table-cell office:value-type="float" office:value="193.98" calcext:value-type="float">
            <text:p>193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yidae D27D2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1013.19" calcext:value-type="float">
            <text:p>1013.19</text:p>
          </table:table-cell>
          <table:table-cell office:value-type="float" office:value="1077.2" calcext:value-type="float">
            <text:p>1077.2</text:p>
          </table:table-cell>
          <table:table-cell office:value-type="float" office:value="616.35" calcext:value-type="float">
            <text:p>616.35</text:p>
          </table:table-cell>
          <table:table-cell office:value-type="float" office:value="259" calcext:value-type="float">
            <text:p>259</text:p>
          </table:table-cell>
          <table:table-cell office:value-type="float" office:value="3425.06" calcext:value-type="float">
            <text:p>3425.06</text:p>
          </table:table-cell>
          <table:table-cell office:value-type="float" office:value="187.6" calcext:value-type="float">
            <text:p>187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yidae D27SS7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463.93" calcext:value-type="float">
            <text:p>463.93</text:p>
          </table:table-cell>
          <table:table-cell office:value-type="float" office:value="708.08" calcext:value-type="float">
            <text:p>708.08</text:p>
          </table:table-cell>
          <table:table-cell office:value-type="float" office:value="566.25" calcext:value-type="float">
            <text:p>566.25</text:p>
          </table:table-cell>
          <table:table-cell office:value-type="float" office:value="98" calcext:value-type="float">
            <text:p>98</text:p>
          </table:table-cell>
          <table:table-cell office:value-type="float" office:value="2528.81" calcext:value-type="float">
            <text:p>2528.81</text:p>
          </table:table-cell>
          <table:table-cell office:value-type="float" office:value="45.7" calcext:value-type="float">
            <text:p>4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omia ornicephal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203.18" calcext:value-type="float">
            <text:p>203.18</text:p>
          </table:table-cell>
          <table:table-cell office:value-type="float" office:value="208.61" calcext:value-type="float">
            <text:p>208.61</text:p>
          </table:table-cell>
          <table:table-cell office:value-type="float" office:value="88.77" calcext:value-type="float">
            <text:p>88.77</text:p>
          </table:table-cell>
          <table:table-cell office:value-type="float" office:value="214" calcext:value-type="float">
            <text:p>214</text:p>
          </table:table-cell>
          <table:table-cell office:value-type="float" office:value="950.89" calcext:value-type="float">
            <text:p>950.89</text:p>
          </table:table-cell>
          <table:table-cell office:value-type="float" office:value="23.43" calcext:value-type="float">
            <text:p>23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izophysa filiformis</text:p>
          </table:table-cell>
          <table:table-cell office:value-type="string" calcext:value-type="string">
            <text:p>Dioeciou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997.47" calcext:value-type="float">
            <text:p>997.47</text:p>
          </table:table-cell>
          <table:table-cell office:value-type="float" office:value="997.39" calcext:value-type="float">
            <text:p>997.39</text:p>
          </table:table-cell>
          <table:table-cell office:value-type="float" office:value="0.2" calcext:value-type="float">
            <text:p>0.2</text:p>
          </table:table-cell>
          <table:table-cell office:value-type="float" office:value="7" calcext:value-type="float">
            <text:p>7</text:p>
          </table:table-cell>
          <table:table-cell office:value-type="float" office:value="997.57" calcext:value-type="float">
            <text:p>997.57</text:p>
          </table:table-cell>
          <table:table-cell office:value-type="float" office:value="996.93" calcext:value-type="float">
            <text:p>996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djakovia sp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Multiple of one typ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415.62" calcext:value-type="float">
            <text:p>415.62</text:p>
          </table:table-cell>
          <table:table-cell office:value-type="float" office:value="397.18" calcext:value-type="float">
            <text:p>397.18</text:p>
          </table:table-cell>
          <table:table-cell office:value-type="float" office:value="97.84" calcext:value-type="float">
            <text:p>97.84</text:p>
          </table:table-cell>
          <table:table-cell office:value-type="float" office:value="15" calcext:value-type="float">
            <text:p>15</text:p>
          </table:table-cell>
          <table:table-cell office:value-type="float" office:value="590" calcext:value-type="float">
            <text:p>590</text:p>
          </table:table-cell>
          <table:table-cell office:value-type="float" office:value="239.82" calcext:value-type="float">
            <text:p>239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halia dilata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Deep benthic</text:p>
          </table:table-cell>
          <table:table-cell office:value-type="float" office:value="3158.41" calcext:value-type="float">
            <text:p>3158.41</text:p>
          </table:table-cell>
          <table:table-cell office:value-type="float" office:value="3259.3" calcext:value-type="float">
            <text:p>3259.3</text:p>
          </table:table-cell>
          <table:table-cell office:value-type="float" office:value="227.92" calcext:value-type="float">
            <text:p>227.92</text:p>
          </table:table-cell>
          <table:table-cell office:value-type="float" office:value="6" calcext:value-type="float">
            <text:p>6</text:p>
          </table:table-cell>
          <table:table-cell office:value-type="float" office:value="3768.92" calcext:value-type="float">
            <text:p>3768.92</text:p>
          </table:table-cell>
          <table:table-cell office:value-type="float" office:value="3155.09" calcext:value-type="float">
            <text:p>3155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mopalia sp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Deep benthic</text:p>
          </table:table-cell>
          <table:table-cell office:value-type="float" office:value="2937.54" calcext:value-type="float">
            <text:p>2937.54</text:p>
          </table:table-cell>
          <table:table-cell office:value-type="float" office:value="2986.86" calcext:value-type="float">
            <text:p>2986.86</text:p>
          </table:table-cell>
          <table:table-cell office:value-type="float" office:value="232.45" calcext:value-type="float">
            <text:p>232.45</text:p>
          </table:table-cell>
          <table:table-cell office:value-type="float" office:value="5" calcext:value-type="float">
            <text:p>5</text:p>
          </table:table-cell>
          <table:table-cell office:value-type="float" office:value="3279.12" calcext:value-type="float">
            <text:p>3279.12</text:p>
          </table:table-cell>
          <table:table-cell office:value-type="float" office:value="2740.75" calcext:value-type="float">
            <text:p>274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hanomia amphitrydis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thy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lculeolaria quadrivalvis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two typ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pi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haeronectes haddocki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One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pi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ya dubi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o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sacea cymbiformis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o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ctopyramis natans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One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o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phyes dispar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two typ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pipelagic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1:Sheet1.K3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2">00/00/0000</text:date>, <text:time style:data-style-name="N2" text:time-value="11:29:12.1161734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1T13:14:04.351251000</meta:creation-date>
    <dc:date>2017-11-22T11:29:39.896153150</dc:date>
    <meta:editing-duration>PT5H28M33S</meta:editing-duration>
    <meta:editing-cycles>47</meta:editing-cycles>
    <meta:generator>LibreOffice/5.4.1.2$MacOSX_X86_64 LibreOffice_project/ea7cb86e6eeb2bf3a5af73a8f7777ac570321527</meta:generator>
    <meta:document-statistic meta:table-count="1" meta:cell-count="640" meta:object-count="0"/>
  </office:meta>
</office:document-meta>
</file>